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" fo:font-style="normal" style:font-style-asian="normal" style:font-weight-asian="normal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>
          <style:tab-stop style:position="17.013cm"/>
        </style:tab-stops>
      </style:paragraph-properties>
    </style:style>
    <style:style style:name="P7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tyle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_entete#%</text:p>
      <text:p text:style-name="P2">%#include AL/FVE/commun/dateAdresse/dateAdresse#%</text:p>
      <text:p text:style-name="P2"/>
      <text:p text:style-name="P2"/>
      <text:p text:style-name="P2">%#include AL/FVE/declarationVersement/declarationVersementInfoCommun#%</text:p>
      <text:p text:style-name="P2"/>
      <text:p text:style-name="P2">%#include AL/FVE/declarationVersement/declarationVersementList#%</text:p>
      <text:p text:style-name="P2"/>
      <text:p text:style-name="P3">%=remLineWhenBlank(declaration_versement_destination_text,-1)=%</text:p>
      <text:p text:style-name="P2"/>
      <text:p text:style-name="P2"/>
      <text:p text:style-name="P5">%#include AL/FVE/commun/signatures/standard#%</text:p>
      <text:p text:style-name="P4">%=pushToEnd()=%</text:p>
      <text:p text:style-name="P7">%#include AL/FVE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61cm" fo:margin-bottom="0.57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date>2013-10-29T10:43:43.40</dc:date>
    <meta:editing-cycles>52</meta:editing-cycles>
    <meta:editing-duration>PT1H51M48S</meta:editing-duration>
    <meta:document-statistic meta:table-count="0" meta:image-count="0" meta:object-count="0" meta:page-count="1" meta:paragraph-count="9" meta:word-count="16" meta:character-count="435"/>
    <meta:user-defined meta:name="Info 1"/>
    <meta:user-defined meta:name="Info 2"/>
    <meta:user-defined meta:name="Info 3"/>
    <meta:user-defined meta:name="Info 4"/>
  </office:meta>
</office:document-meta>
</file>